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layfair Display" svg:font-family="'Playfair Display'"/>
    <style:font-face style:name="FreeSans1" svg:font-family="FreeSans" style:font-family-generic="swiss"/>
    <style:font-face style:name="Source Sans Pro" svg:font-family="'Source Sans Pro'" style:font-family-generic="swiss"/>
    <style:font-face style:name="Courier New" svg:font-family="'Courier New'" style:font-pitch="fixed"/>
    <style:font-face style:name="Playfair Display1" svg:font-family="'Playfair Display'" style:font-pitch="variable"/>
    <style:font-face style:name="Source Sans Pro1" svg:font-family="'Source Sans Pro'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loext:graphic-properties draw:fill-image-width="0pt" draw:fill-image-height="0pt"/>
      <style:paragraph-properties fo:line-height="200%" style:writing-mode="page"/>
      <style:text-properties style:font-name="Courier New"/>
    </style:style>
    <style:style style:name="P2" style:family="paragraph" style:parent-style-name="Standard">
      <loext:graphic-properties draw:fill-image-width="0pt" draw:fill-image-height="0pt"/>
      <style:paragraph-properties fo:line-height="200%" fo:text-align="center" style:justify-single-word="false" style:writing-mode="page"/>
      <style:text-properties style:font-name="Source Sans Pro1" officeooo:rsid="0019d017" officeooo:paragraph-rsid="0019d017"/>
    </style:style>
    <style:style style:name="P3" style:family="paragraph" style:parent-style-name="Standard">
      <loext:graphic-properties draw:fill-image-width="0pt" draw:fill-image-height="0pt"/>
      <style:paragraph-properties fo:line-height="200%" fo:text-align="justify" style:justify-single-word="false" style:writing-mode="page"/>
      <style:text-properties style:font-name="Source Sans Pro1" officeooo:rsid="0019d017" officeooo:paragraph-rsid="0019d017"/>
    </style:style>
    <style:style style:name="P4" style:family="paragraph" style:parent-style-name="Standard">
      <loext:graphic-properties draw:fill-image-width="0pt" draw:fill-image-height="0pt"/>
      <style:paragraph-properties fo:line-height="200%" fo:text-align="center" style:justify-single-word="false" style:writing-mode="page"/>
      <style:text-properties style:font-name="Playfair Display1" fo:font-size="24pt" fo:font-weight="bold" officeooo:rsid="0019d017" officeooo:paragraph-rsid="0019d017" style:font-size-asian="24pt" style:font-weight-asian="bold" style:font-size-complex="24pt" style:font-weight-complex="bold"/>
    </style:style>
    <style:style style:name="P5" style:family="paragraph" style:parent-style-name="Standard">
      <loext:graphic-properties draw:fill-image-width="0pt" draw:fill-image-height="0pt"/>
      <style:paragraph-properties fo:line-height="200%" fo:text-align="center" style:justify-single-word="false" style:writing-mode="page"/>
      <style:text-properties style:font-name="Playfair Display1" fo:font-size="18pt" fo:font-weight="bold" officeooo:rsid="0019d017" officeooo:paragraph-rsid="0019d017" style:font-size-asian="15.75pt" style:font-weight-asian="bold" style:font-size-complex="18pt" style:font-weight-complex="bold"/>
    </style:style>
    <style:style style:name="P6" style:family="paragraph" style:parent-style-name="Standard">
      <loext:graphic-properties draw:fill-image-width="0pt" draw:fill-image-height="0pt"/>
      <style:paragraph-properties fo:line-height="200%" fo:text-align="center" style:justify-single-word="false" style:writing-mode="page"/>
      <style:text-properties style:font-name="Playfair Display1" fo:font-size="14pt" fo:font-weight="bold" officeooo:rsid="0019d017" officeooo:paragraph-rsid="0019d017" style:font-size-asian="12.25pt" style:font-weight-asian="bold" style:font-size-complex="14pt" style:font-weight-complex="bold"/>
    </style:style>
    <style:style style:name="P7" style:family="paragraph" style:parent-style-name="Standard">
      <loext:graphic-properties draw:fill-image-width="0pt" draw:fill-image-height="0pt"/>
      <style:paragraph-properties fo:line-height="200%" fo:text-align="justify" style:justify-single-word="false" fo:break-before="page" style:writing-mode="page"/>
      <style:text-properties style:font-name="Source Sans Pro1" officeooo:rsid="0019d017" officeooo:paragraph-rsid="0019d017"/>
    </style:style>
    <style:style style:name="P8" style:family="paragraph" style:parent-style-name="Standard" style:master-page-name="First_20_Page">
      <loext:graphic-properties draw:fill-image-width="0pt" draw:fill-image-height="0pt"/>
      <style:paragraph-properties fo:line-height="200%" style:page-number="auto" style:writing-mode="page"/>
      <style:text-properties style:font-name="Courier New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Header">
      <style:text-properties style:font-name="Source Sans Pro1" officeooo:rsid="0019d017" officeooo:paragraph-rsid="0019d017"/>
    </style:style>
    <style:style style:name="T1" style:family="text">
      <style:text-properties fo:font-style="italic" style:font-style-asian="italic" style:font-style-complex="italic"/>
    </style:style>
    <style:style style:name="Sect1" style:family="section">
      <style:section-properties style:editable="false">
        <style:columns fo:column-count="1" fo:column-gap="0pt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1"/>
      <text:p text:style-name="P1"/>
      <text:p text:style-name="P4">Introducción a AES</text:p>
      <text:p text:style-name="P5">Teoría de la información y teoría de códigos</text:p>
      <text:p text:style-name="P6">Universidad de Salamanca</text:p>
      <text:p text:style-name="P2">Samuel Gómez</text:p>
      <text:p text:style-name="P2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9">Sumario</text:p>
          </text:index-title>
        </text:index-body>
      </text:table-of-content>
      <text:p text:style-name="P3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layfair Display" svg:font-family="'Playfair Display'"/>
    <style:font-face style:name="FreeSans1" svg:font-family="FreeSans" style:font-family-generic="swiss"/>
    <style:font-face style:name="Source Sans Pro" svg:font-family="'Source Sans Pro'" style:font-family-generic="swiss"/>
    <style:font-face style:name="Courier New" svg:font-family="'Courier New'" style:font-pitch="fixed"/>
    <style:font-face style:name="Playfair Display1" svg:font-family="'Playfair Display'" style:font-pitch="variable"/>
    <style:font-face style:name="Source Sans Pro1" svg:font-family="'Source Sans Pro'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Source Sans Pro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35.49pt" style:writing-mode="page"/>
      <style:text-properties style:use-window-font-color="true" style:font-name="Source Sans Pro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Playfair Display" fo:font-family="'Playfair Display'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name="Source Sans Pro" fo:font-family="'Source Sans Pro'" style:font-family-generic="swiss" fo:font-size="11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style:font-name="Source Sans Pro" fo:font-family="'Source Sans Pro'" style:font-family-generic="swiss" fo:font-size="10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ource Sans Pro" fo:font-family="'Source Sans Pro'" style:font-family-generic="swiss" fo:font-size="11pt"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900pt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MP1" style:family="paragraph" style:parent-style-name="Header">
      <style:text-properties style:font-name="Source Sans Pro1" officeooo:rsid="0019d017" officeooo:paragraph-rsid="0019d017"/>
    </style:style>
    <style:style style:name="MT1" style:family="text">
      <style:text-properties fo:font-style="italic" style:font-style-asian="italic" style:font-style-complex="italic"/>
    </style:style>
    <style:page-layout style:name="Mpm1">
      <style:page-layout-properties fo:page-width="594.99pt" fo:page-height="842pt" style:num-format="1" style:print-orientation="portrait" fo:margin-top="72pt" fo:margin-bottom="72pt" fo:margin-left="72pt" fo:margin-right="72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>
        <style:header-footer-properties fo:min-height="0pt" fo:margin-bottom="14.14pt"/>
      </style:header-style>
      <style:footer-style/>
    </style:page-layout>
    <style:page-layout style:name="Mpm2">
      <style:page-layout-properties fo:page-width="594.99pt" fo:page-height="842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Introducción a AES</text:span><text:tab/><text:page-number text:select-page="current">3</text:page-number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3T17:17:27.048698177</meta:creation-date>
    <dc:date>2019-04-13T17:43:15.810614022</dc:date>
    <meta:editing-duration>PT3M37S</meta:editing-duration>
    <meta:editing-cycles>4</meta:editing-cycles>
    <meta:generator>LibreOffice/5.2.7.2$Linux_X86_64 LibreOffice_project/20m0$Build-2</meta:generator>
    <meta:document-statistic meta:table-count="0" meta:image-count="0" meta:object-count="0" meta:page-count="3" meta:paragraph-count="6" meta:word-count="21" meta:character-count="125" meta:non-whitespace-character-count="110"/>
  </office:meta>
</office:document-meta>
</file>